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2" style:family="paragraph" style:parent-style-name="Heading_20_4">
      <style:paragraph-properties fo:margin-left="0cm" fo:margin-right="0cm" fo:text-indent="0cm" style:auto-text-indent="false" fo:padding="0.049cm" fo:border="0.06pt solid #e3e3e3"/>
    </style:style>
    <style:style style:name="P3" style:family="paragraph" style:parent-style-name="Heading_20_4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4" style:family="paragraph" style:parent-style-name="Preformatted_20_Text">
      <style:paragraph-properties fo:margin-left="0cm" fo:margin-right="0cm" fo:text-indent="0cm" style:auto-text-indent="false" fo:padding="0.049cm" fo:border="0.06pt solid #e3e3e3" style:writing-mode="lr-tb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e3e3e3" style:writing-mode="lr-tb"/>
    </style:style>
    <style:style style:name="P6" style:family="paragraph" style:parent-style-name="Preformatted_20_Text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P7" style:family="paragraph" style:parent-style-name="Preformatted_20_Text">
      <style:paragraph-properties fo:margin-top="0cm" fo:margin-bottom="0.499cm" style:contextual-spacing="false" fo:padding="0.049cm" fo:border="0.06pt solid #e3e3e3" style:writing-mode="lr-tb"/>
    </style:style>
    <style:style style:name="P8" style:family="paragraph" style:parent-style-name="Preformatted_20_Text">
      <style:paragraph-properties fo:padding="0.049cm" fo:border="0.06pt solid #e3e3e3" style:writing-mode="lr-tb"/>
    </style:style>
    <style:style style:name="P9" style:family="paragraph" style:parent-style-name="Text_20_body">
      <style:text-properties officeooo:rsid="0011bcfa" officeooo:paragraph-rsid="0011bcfa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2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4" style:family="paragraph" style:parent-style-name="Text_20_body" style:list-style-name="L2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6" style:family="paragraph" style:parent-style-name="Text_20_body" style:list-style-name="L3">
      <style:paragraph-properties fo:margin-left="0cm" fo:margin-right="0cm" fo:text-indent="0cm" style:auto-text-indent="false" fo:padding="0.049cm" fo:border="0.06pt solid #e3e3e3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3e3e3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="0.049cm" loext:border="0.06pt solid #e3e3e3"/>
    </style:style>
    <style:style style:name="P19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loext:padding="0.049cm" loext:border="0.06pt solid #e3e3e3"/>
    </style:style>
    <style:style style:name="T1" style:family="text">
      <style:text-properties officeooo:rsid="0011bcfa"/>
    </style:style>
    <style:style style:name="T2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puntes: Proyecto Veterinary</text:h>
      <text:p text:style-name="Text_20_body"/>
      <text:h text:style-name="Heading_20_3" text:outline-level="3"><text:span text:style-name="T1">Uso de las relaciones polimorficas:<text:line-break/><text:line-break/></text:span><text:span text:style-name="T2">Relación </text:span><text:span text:style-name="Source_20_Text"><text:span text:style-name="T2">morphToMany</text:span></text:span><text:span text:style-name="T2"> en </text:span><text:span text:style-name="Source_20_Text"><text:span text:style-name="T2">Patient</text:span></text:span></text:h>
      <text:h text:style-name="P3" text:outline-level="4">Definición</text:h>
      <text:p text:style-name="P10"><text:span text:style-name="T2">En el modelo </text:span><text:span text:style-name="Source_20_Text"><text:span text:style-name="T2">Patient</text:span></text:span><text:span text:style-name="T2">, una relación </text:span><text:span text:style-name="Source_20_Text"><text:span text:style-name="T2">morphToMany</text:span></text:span><text:span text:style-name="T2"> indica una asociación "muchos a muchos" polimórfica con otro modelo. En tu caso, considerando que </text:span><text:span text:style-name="Source_20_Text"><text:span text:style-name="T2">Document</text:span></text:span><text:span text:style-name="T2"> es polimórfico y puede estar asociado con varios tipos de modelos, usar </text:span><text:span text:style-name="Source_20_Text"><text:span text:style-name="T2">morphToMany</text:span></text:span><text:span text:style-name="T2"> desde </text:span><text:span text:style-name="Source_20_Text"><text:span text:style-name="T2">Patient</text:span></text:span><text:span text:style-name="T2"> significa que un paciente puede tener varios documentos, y estos documentos pueden estar asociados a otros modelos diferentes (por ejemplo, </text:span><text:span text:style-name="Source_20_Text"><text:span text:style-name="T2">Treatment</text:span></text:span><text:span text:style-name="T2"> o cualquier otro modelo polimórfico).</text:span></text:p>
      <text:h text:style-name="P3" text:outline-level="4">Comportamiento</text:h>
      <text:list text:style-name="L1">
        <text:list-item>
          <text:p text:style-name="P11"><text:span text:style-name="Strong_20_Emphasis"><text:span text:style-name="T2">Un paciente puede tener varios documentos</text:span></text:span><text:span text:style-name="T2">: Un paciente puede estar asociado con múltiples documentos mediante la relación </text:span><text:span text:style-name="Source_20_Text"><text:span text:style-name="T2">morphToMany</text:span></text:span><text:span text:style-name="T2">.</text:span></text:p>
        </text:list-item>
        <text:list-item>
          <text:p text:style-name="P12"><text:span text:style-name="Strong_20_Emphasis"><text:span text:style-name="T2">Un documento puede pertenecer a múltiples pacientes</text:span></text:span><text:span text:style-name="T2">: Dado que </text:span><text:span text:style-name="Source_20_Text"><text:span text:style-name="T2">Document</text:span></text:span><text:span text:style-name="T2"> es polimórfico, un documento puede estar asociado a múltiples pacientes, así como a otros modelos que utilicen </text:span><text:span text:style-name="Source_20_Text"><text:span text:style-name="T2">morphTo()</text:span></text:span><text:span text:style-name="T2">.</text:span></text:p>
        </text:list-item>
      </text:list>
      <text:p text:style-name="P10"><text:span text:style-name="T2">Ejemplo de definición en el modelo </text:span><text:span text:style-name="Source_20_Text"><text:span text:style-name="T2">Patient</text:span></text:span><text:span text:style-name="T2">:</text:span></text:p>
      <text:p text:style-name="P6">php</text:p>
      <text:p text:style-name="P6">Copy code</text:p>
      <text:p text:style-name="P4"><text:span text:style-name="Source_20_Text"><text:span text:style-name="T2">namespace App\Models;</text:span></text:span></text:p>
      <text:p text:style-name="P8"/>
      <text:p text:style-name="P4"><text:span text:style-name="Source_20_Text"><text:span text:style-name="T2">use Illuminate\Database\Eloquent\Model;</text:span></text:span></text:p>
      <text:p text:style-name="P8"/>
      <text:p text:style-name="P4"><text:span text:style-name="Source_20_Text"><text:span text:style-name="T2">class Patient extends Model</text:span></text:span></text:p>
      <text:p text:style-name="P8"><text:span text:style-name="Source_20_Text"><text:span text:style-name="T2">{</text:span></text:span></text:p>
      <text:p text:style-name="P4"><text:span text:style-name="Source_20_Text"><text:span text:style-name="T2"><text:s text:c="4"/>/**</text:span></text:span></text:p>
      <text:p text:style-name="P8"><text:span text:style-name="Source_20_Text"><text:span text:style-name="T2"><text:s text:c="5"/>* Get all documents associated with this patient.</text:span></text:span></text:p>
      <text:p text:style-name="P8"><text:span text:style-name="Source_20_Text"><text:span text:style-name="T2"><text:s text:c="5"/>*/</text:span></text:span></text:p>
      <text:p text:style-name="P4"><text:span text:style-name="Source_20_Text"><text:span text:style-name="T2"><text:s text:c="4"/>public function documents()</text:span></text:span></text:p>
      <text:p text:style-name="P8"><text:span text:style-name="Source_20_Text"><text:span text:style-name="T2"><text:s text:c="4"/>{</text:span></text:span></text:p>
      <text:p text:style-name="P4"><text:span text:style-name="Source_20_Text"><text:span text:style-name="T2"><text:s text:c="8"/>return $this-&gt;morphToMany(Document::class, 'documentable');</text:span></text:span></text:p>
      <text:p text:style-name="P8"><text:span text:style-name="Source_20_Text"><text:span text:style-name="T2"><text:s text:c="4"/>}</text:span></text:span></text:p>
      <text:p text:style-name="P7"><text:span text:style-name="Source_20_Text"><text:span text:style-name="T2">}</text:span></text:span></text:p>
      <text:h text:style-name="Heading_20_3" text:outline-level="3"><text:soft-page-break/><text:span text:style-name="T2">Relación </text:span><text:span text:style-name="Source_20_Text"><text:span text:style-name="T2">morphMany</text:span></text:span><text:span text:style-name="T2"> en </text:span><text:span text:style-name="Source_20_Text"><text:span text:style-name="T2">Treatment</text:span></text:span></text:h>
      <text:h text:style-name="P3" text:outline-level="4">Definición</text:h>
      <text:p text:style-name="P10"><text:span text:style-name="T2">En el modelo </text:span><text:span text:style-name="Source_20_Text"><text:span text:style-name="T2">Treatment</text:span></text:span><text:span text:style-name="T2">, una relación </text:span><text:span text:style-name="Source_20_Text"><text:span text:style-name="T2">morphMany</text:span></text:span><text:span text:style-name="T2"> indica una asociación "uno a muchos" polimórfica con otro modelo. Esto significa que un tratamiento puede tener múltiples instancias de documentos asociados, pero cada documento está asociado exclusivamente a este tratamiento y puede ser de diferentes tipos (definidos por </text:span><text:span text:style-name="Source_20_Text"><text:span text:style-name="T2">document_type</text:span></text:span><text:span text:style-name="T2"> en </text:span><text:span text:style-name="Source_20_Text"><text:span text:style-name="T2">Document</text:span></text:span><text:span text:style-name="T2">).</text:span></text:p>
      <text:h text:style-name="P3" text:outline-level="4">Comportamiento</text:h>
      <text:list text:style-name="L2">
        <text:list-item>
          <text:p text:style-name="P13"><text:span text:style-name="Strong_20_Emphasis"><text:span text:style-name="T2">Un tratamiento puede tener varios documentos</text:span></text:span><text:span text:style-name="T2">: Un tratamiento puede estar asociado con múltiples documentos a través de la relación </text:span><text:span text:style-name="Source_20_Text"><text:span text:style-name="T2">morphMany</text:span></text:span><text:span text:style-name="T2">.</text:span></text:p>
        </text:list-item>
        <text:list-item>
          <text:p text:style-name="P14"><text:span text:style-name="Strong_20_Emphasis"><text:span text:style-name="T2">Cada documento pertenece exclusivamente a un tratamiento</text:span></text:span><text:span text:style-name="T2">: Cada documento asociado a un tratamiento está específicamente relacionado con ese tratamiento, pero puede ser de cualquier tipo (</text:span><text:span text:style-name="Source_20_Text"><text:span text:style-name="T2">factura</text:span></text:span><text:span text:style-name="T2">, </text:span><text:span text:style-name="Source_20_Text"><text:span text:style-name="T2">cita</text:span></text:span><text:span text:style-name="T2">, etc.).</text:span></text:p>
        </text:list-item>
      </text:list>
      <text:p text:style-name="P10"><text:span text:style-name="T2">Ejemplo de definición en el modelo </text:span><text:span text:style-name="Source_20_Text"><text:span text:style-name="T2">Treatment</text:span></text:span><text:span text:style-name="T2">:</text:span></text:p>
      <text:p text:style-name="P6">php</text:p>
      <text:p text:style-name="P6">Copy code</text:p>
      <text:p text:style-name="P4"><text:span text:style-name="Source_20_Text"><text:span text:style-name="T2">namespace App\Models;</text:span></text:span></text:p>
      <text:p text:style-name="P8"/>
      <text:p text:style-name="P4"><text:span text:style-name="Source_20_Text"><text:span text:style-name="T2">use Illuminate\Database\Eloquent\Model;</text:span></text:span></text:p>
      <text:p text:style-name="P8"/>
      <text:p text:style-name="P4"><text:span text:style-name="Source_20_Text"><text:span text:style-name="T2">class Treatment extends Model</text:span></text:span></text:p>
      <text:p text:style-name="P8"><text:span text:style-name="Source_20_Text"><text:span text:style-name="T2">{</text:span></text:span></text:p>
      <text:p text:style-name="P4"><text:span text:style-name="Source_20_Text"><text:span text:style-name="T2"><text:s text:c="4"/>/**</text:span></text:span></text:p>
      <text:p text:style-name="P8"><text:span text:style-name="Source_20_Text"><text:span text:style-name="T2"><text:s text:c="5"/>* Get all documents associated with this treatment.</text:span></text:span></text:p>
      <text:p text:style-name="P8"><text:span text:style-name="Source_20_Text"><text:span text:style-name="T2"><text:s text:c="5"/>*/</text:span></text:span></text:p>
      <text:p text:style-name="P4"><text:span text:style-name="Source_20_Text"><text:span text:style-name="T2"><text:s text:c="4"/>public function documents()</text:span></text:span></text:p>
      <text:p text:style-name="P8"><text:span text:style-name="Source_20_Text"><text:span text:style-name="T2"><text:s text:c="4"/>{</text:span></text:span></text:p>
      <text:p text:style-name="P4"><text:span text:style-name="Source_20_Text"><text:span text:style-name="T2"><text:s text:c="8"/>return $this-&gt;morphMany(Document::class, 'documentable');</text:span></text:span></text:p>
      <text:p text:style-name="P8"><text:span text:style-name="Source_20_Text"><text:span text:style-name="T2"><text:s text:c="4"/>}</text:span></text:span></text:p>
      <text:p text:style-name="P7"><text:span text:style-name="Source_20_Text"><text:span text:style-name="T2">}</text:span></text:span></text:p>
      <text:h text:style-name="P1" text:outline-level="3">Comportamiento General</text:h>
      <text:list text:style-name="L3">
        <text:list-item>
          <text:p text:style-name="P15"><text:span text:style-name="Strong_20_Emphasis"><text:span text:style-name="T2">Uso de </text:span></text:span><text:span text:style-name="Strong_20_Emphasis"><text:span text:style-name="Source_20_Text"><text:span text:style-name="T2">morphToMany</text:span></text:span></text:span><text:span text:style-name="Strong_20_Emphasis"><text:span text:style-name="T2"> en </text:span></text:span><text:span text:style-name="Strong_20_Emphasis"><text:span text:style-name="Source_20_Text"><text:span text:style-name="T2">Patient</text:span></text:span></text:span><text:span text:style-name="T2">: Se utiliza cuando un modelo puede tener múltiples instancias de otro modelo a través de una relación polimórfica "muchos a muchos".</text:span></text:p>
        </text:list-item>
        <text:list-item>
          <text:p text:style-name="P16"><text:span text:style-name="Strong_20_Emphasis"><text:span text:style-name="T2">Uso de </text:span></text:span><text:span text:style-name="Strong_20_Emphasis"><text:span text:style-name="Source_20_Text"><text:span text:style-name="T2">morphMany</text:span></text:span></text:span><text:span text:style-name="Strong_20_Emphasis"><text:span text:style-name="T2"> en </text:span></text:span><text:span text:style-name="Strong_20_Emphasis"><text:span text:style-name="Source_20_Text"><text:span text:style-name="T2">Treatment</text:span></text:span></text:span><text:span text:style-name="T2">: Se utiliza cuando un modelo puede tener múltiples instancias de otro modelo a través de una relación polimórfica "uno a muchos".</text:span></text:p>
        </text:list-item>
      </text:list>
      <text:h text:style-name="P1" text:outline-level="3"><text:soft-page-break/>Ejemplo de Uso</text:h>
      <text:h text:style-name="P2" text:outline-level="4"><text:span text:style-name="T2">Desde </text:span><text:span text:style-name="Source_20_Text"><text:span text:style-name="T2">Patient</text:span></text:span></text:h>
      <text:p text:style-name="P6">php</text:p>
      <text:p text:style-name="P6">Copy code</text:p>
      <text:p text:style-name="P4"><text:span text:style-name="Source_20_Text"><text:span text:style-name="T2">$patient = Patient::find($patientId);</text:span></text:span></text:p>
      <text:p text:style-name="P8"/>
      <text:p text:style-name="P4"><text:span text:style-name="Source_20_Text"><text:span text:style-name="T2">// Obtener todos los documentos asociados a este paciente</text:span></text:span></text:p>
      <text:p text:style-name="P5"><text:span text:style-name="Source_20_Text"><text:span text:style-name="T2">$documents = $patient-&gt;documents;</text:span></text:span></text:p>
      <text:h text:style-name="P2" text:outline-level="4"><text:span text:style-name="T2">Desde </text:span><text:span text:style-name="Source_20_Text"><text:span text:style-name="T2">Treatment</text:span></text:span></text:h>
      <text:p text:style-name="P6">php</text:p>
      <text:p text:style-name="P6">Copy code</text:p>
      <text:p text:style-name="P4"><text:span text:style-name="Source_20_Text"><text:span text:style-name="T2">$treatment = Treatment::find($treatmentId);</text:span></text:span></text:p>
      <text:p text:style-name="P8"/>
      <text:p text:style-name="P4"><text:span text:style-name="Source_20_Text"><text:span text:style-name="T2">// Obtener todos los documentos asociados a este tratamiento</text:span></text:span></text:p>
      <text:p text:style-name="P5"><text:span text:style-name="Source_20_Text"><text:span text:style-name="T2">$documents = $treatment-&gt;documents;</text:span></text:span></text:p>
      <text:h text:style-name="Heading_20_3" text:outline-level="3">Conclusión</text:h>
      <text:p text:style-name="P10"><text:span text:style-name="T2">Las relaciones </text:span><text:span text:style-name="Source_20_Text"><text:span text:style-name="T2">morphToMany</text:span></text:span><text:span text:style-name="T2"> y </text:span><text:span text:style-name="Source_20_Text"><text:span text:style-name="T2">morphMany</text:span></text:span><text:span text:style-name="T2"> permiten gestionar asociaciones polimórficas entre modelos en Laravel de manera flexible. En tu caso específico, estas relaciones te permiten asociar documentos con pacientes y tratamientos de acuerdo con las necesidades de tu aplicación.</text:span></text:p>
      <text:p text:style-name="P10"><text:span text:style-name="T2">Espero que esta explicación detallada te ayude a comprender cómo se comportan </text:span><text:span text:style-name="Source_20_Text"><text:span text:style-name="T2">morphToMany</text:span></text:span><text:span text:style-name="T2"> y </text:span><text:span text:style-name="Source_20_Text"><text:span text:style-name="T2">morphMany</text:span></text:span><text:span text:style-name="T2"> en el contexto de tu aplicación con los modelos </text:span><text:span text:style-name="Source_20_Text"><text:span text:style-name="T2">Patient</text:span></text:span><text:span text:style-name="T2">, </text:span><text:span text:style-name="Source_20_Text"><text:span text:style-name="T2">Treatment</text:span></text:span><text:span text:style-name="T2"> y </text:span><text:span text:style-name="Source_20_Text"><text:span text:style-name="T2">Document</text:span></text:span><text:span text:style-name="T2">. Si tienes más preguntas o necesitas más aclaraciones, no dudes en preguntar. Estoy aquí para ayudarte en lo que necesites.</text:span></text:p>
      <text:p text:style-name="P17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03:36:28.339661647</meta:creation-date>
    <dc:date>2024-05-09T03:38:40.408727375</dc:date>
    <meta:editing-duration>PT2M16S</meta:editing-duration>
    <meta:editing-cycles>1</meta:editing-cycles>
    <meta:document-statistic meta:table-count="0" meta:image-count="0" meta:object-count="0" meta:page-count="3" meta:paragraph-count="62" meta:word-count="493" meta:character-count="3550" meta:non-whitespace-character-count="3056"/>
    <meta:generator>LibreOffice/24.2.2.2$Linux_X86_64 LibreOffice_project/420$Build-2</meta:generator>
  </office:meta>
</office:document-meta>
</file>